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30.59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1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37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110">
      <style:table-cell-properties fo:wrap-option="wrap" style:vertical-align="top"/>
    </style:style>
    <style:style style:name="ce6" style:family="table-cell" style:parent-style-name="Default" style:data-style-name="N110">
      <style:table-cell-properties fo:background-color="#cfe7f5"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4" table:number-columns-repeated="3" table:default-cell-style-name="ce5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>
            <text:p>COMMIT 467ac1</text:p>
          </table:table-cell>
          <table:table-cell table:style-name="ce4" office:value-type="date" office:date-value="2017-09-26" calcext:value-type="date">
            <text:p>26/09/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sit type description</text:p>
          </table:table-cell>
          <table:table-cell table:style-name="ce2" office:value-type="string" calcext:value-type="string">
            <text:p>Visit type id</text:p>
          </table:table-cell>
          <table:table-cell table:style-name="ce2" office:value-type="string" calcext:value-type="string">
            <text:p>Landholders visited %</text:p>
          </table:table-cell>
          <table:table-cell table:style-name="ce2" office:value-type="string" calcext:value-type="string">
            <text:p>Cost of auctions</text:p>
          </table:table-cell>
          <table:table-cell table:style-name="ce2" office:value-type="string" calcext:value-type="string">
            <text:p>Num of visits</text:p>
          </table:table-cell>
          <table:table-cell table:style-name="ce6" office:value-type="string" calcext:value-type="string">
            <text:p>Cost of auctions as % of total cost</text:p>
          </table:table-cell>
          <table:table-cell table:style-name="ce6" office:value-type="string" calcext:value-type="string">
            <text:p>Cost of visits as % of total costs</text:p>
          </table:table-cell>
          <table:table-cell table:style-name="ce6" office:value-type="string" calcext:value-type="string">
            <text:p>Cost relative to base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5.4" calcext:value-type="float">
            <text:p>215.4</text:p>
          </table:table-cell>
          <table:table-cell office:value-type="float" office:value="4207.7" calcext:value-type="float">
            <text:p>4207.7</text:p>
          </table:table-cell>
          <table:table-cell office:value-type="percentage" office:value="0.96" calcext:value-type="percentage">
            <text:p>96.0%</text:p>
          </table:table-cell>
          <table:table-cell office:value-type="percentage" office:value="0.04" calcext:value-type="percentage">
            <text:p>4.0%</text:p>
          </table:table-cell>
          <table:table-cell table:formula="of:=SUM([.F3:.G3])" office:value-type="percentage" office:value="1" calcext:value-type="percentage">
            <text:p>100.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6.6" calcext:value-type="float">
            <text:p>296.6</text:p>
          </table:table-cell>
          <table:table-cell office:value-type="float" office:value="0" calcext:value-type="float">
            <text:p>0</text:p>
          </table:table-cell>
          <table:table-cell table:formula="of:=([.$F$3]/[.$D$3])*[.D4]" office:value-type="percentage" office:value="1.32189415041783" calcext:value-type="percentage">
            <text:p>132.2%</text:p>
          </table:table-cell>
          <table:table-cell table:formula="of:=([.$G$3]/[.$E$3])*[.E4]" office:value-type="percentage" office:value="0" calcext:value-type="percentage">
            <text:p>0.0%</text:p>
          </table:table-cell>
          <table:table-cell table:formula="of:=SUM([.F4:.G4])" office:value-type="percentage" office:value="1.32189415041783" calcext:value-type="percentage">
            <text:p>132.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9.6" calcext:value-type="float">
            <text:p>249.6</text:p>
          </table:table-cell>
          <table:table-cell office:value-type="float" office:value="964.9" calcext:value-type="float">
            <text:p>964.9</text:p>
          </table:table-cell>
          <table:table-cell table:formula="of:=([.$F$3]/[.$D$3])*[.D5]" office:value-type="percentage" office:value="1.11242339832869" calcext:value-type="percentage">
            <text:p>111.2%</text:p>
          </table:table-cell>
          <table:table-cell table:formula="of:=([.$G$3]/[.$E$3])*[.E5]" office:value-type="percentage" office:value="0.00917270717969437" calcext:value-type="percentage">
            <text:p>0.9%</text:p>
          </table:table-cell>
          <table:table-cell table:formula="of:=SUM([.F5:.G5])" office:value-type="percentage" office:value="1.12159610550839" calcext:value-type="percentage">
            <text:p>112.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2.7" calcext:value-type="float">
            <text:p>202.7</text:p>
          </table:table-cell>
          <table:table-cell office:value-type="float" office:value="5748.3" calcext:value-type="float">
            <text:p>5748.3</text:p>
          </table:table-cell>
          <table:table-cell table:formula="of:=([.$F$3]/[.$D$3])*[.D6]" office:value-type="percentage" office:value="0.903398328690808" calcext:value-type="percentage">
            <text:p>90.3%</text:p>
          </table:table-cell>
          <table:table-cell table:formula="of:=([.$G$3]/[.$E$3])*[.E6]" office:value-type="percentage" office:value="0.0546455308125579" calcext:value-type="percentage">
            <text:p>5.5%</text:p>
          </table:table-cell>
          <table:table-cell table:formula="of:=SUM([.F6:.G6])" office:value-type="percentage" office:value="0.958043859503366" calcext:value-type="percentage">
            <text:p>95.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3.1" calcext:value-type="float">
            <text:p>193.1</text:p>
          </table:table-cell>
          <table:table-cell office:value-type="float" office:value="8283.3" calcext:value-type="float">
            <text:p>8283.3</text:p>
          </table:table-cell>
          <table:table-cell table:formula="of:=([.$F$3]/[.$D$3])*[.D7]" office:value-type="percentage" office:value="0.860612813370473" calcext:value-type="percentage">
            <text:p>86.1%</text:p>
          </table:table-cell>
          <table:table-cell table:formula="of:=([.$G$3]/[.$E$3])*[.E7]" office:value-type="percentage" office:value="0.0787442070489816" calcext:value-type="percentage">
            <text:p>7.9%</text:p>
          </table:table-cell>
          <table:table-cell table:formula="of:=SUM([.F7:.G7])" office:value-type="percentage" office:value="0.939357020419455" calcext:value-type="percentage">
            <text:p>93.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3.6" calcext:value-type="float">
            <text:p>183.6</text:p>
          </table:table-cell>
          <table:table-cell office:value-type="float" office:value="11035.8" calcext:value-type="float">
            <text:p>11035.8</text:p>
          </table:table-cell>
          <table:table-cell table:formula="of:=([.$F$3]/[.$D$3])*[.D8]" office:value-type="percentage" office:value="0.818272980501393" calcext:value-type="percentage">
            <text:p>81.8%</text:p>
          </table:table-cell>
          <table:table-cell table:formula="of:=([.$G$3]/[.$E$3])*[.E8]" office:value-type="percentage" office:value="0.104910521187347" calcext:value-type="percentage">
            <text:p>10.5%</text:p>
          </table:table-cell>
          <table:table-cell table:formula="of:=SUM([.F8:.G8])" office:value-type="percentage" office:value="0.92318350168874" calcext:value-type="percentage">
            <text:p>92.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4.6" calcext:value-type="float">
            <text:p>274.6</text:p>
          </table:table-cell>
          <table:table-cell office:value-type="float" office:value="237.8" calcext:value-type="float">
            <text:p>237.8</text:p>
          </table:table-cell>
          <table:table-cell table:formula="of:=([.$F$3]/[.$D$3])*[.D9]" office:value-type="percentage" office:value="1.22384401114206" calcext:value-type="percentage">
            <text:p>122.4%</text:p>
          </table:table-cell>
          <table:table-cell table:formula="of:=([.$G$3]/[.$E$3])*[.E9]" office:value-type="percentage" office:value="0.00226061743945624" calcext:value-type="percentage">
            <text:p>0.2%</text:p>
          </table:table-cell>
          <table:table-cell table:formula="of:=SUM([.F9:.G9])" office:value-type="percentage" office:value="1.22610462858152" calcext:value-type="percentage">
            <text:p>122.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9.7" calcext:value-type="float">
            <text:p>239.7</text:p>
          </table:table-cell>
          <table:table-cell office:value-type="float" office:value="1085.2" calcext:value-type="float">
            <text:p>1085.2</text:p>
          </table:table-cell>
          <table:table-cell table:formula="of:=([.$F$3]/[.$D$3])*[.D10]" office:value-type="percentage" office:value="1.0683008356546" calcext:value-type="percentage">
            <text:p>106.8%</text:p>
          </table:table-cell>
          <table:table-cell table:formula="of:=([.$G$3]/[.$E$3])*[.E10]" office:value-type="percentage" office:value="0.0103163248330442" calcext:value-type="percentage">
            <text:p>1.0%</text:p>
          </table:table-cell>
          <table:table-cell table:formula="of:=SUM([.F10:.G10])" office:value-type="percentage" office:value="1.07861716048764" calcext:value-type="percentage">
            <text:p>107.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1445.9" calcext:value-type="float">
            <text:p>1445.9</text:p>
          </table:table-cell>
          <table:table-cell table:formula="of:=([.$F$3]/[.$D$3])*[.D11]" office:value-type="percentage" office:value="1.04735376044568" calcext:value-type="percentage">
            <text:p>104.7%</text:p>
          </table:table-cell>
          <table:table-cell table:formula="of:=([.$G$3]/[.$E$3])*[.E11]" office:value-type="percentage" office:value="0.0137452765168619" calcext:value-type="percentage">
            <text:p>1.4%</text:p>
          </table:table-cell>
          <table:table-cell table:formula="of:=SUM([.F11:.G11])" office:value-type="percentage" office:value="1.06109903696254" calcext:value-type="percentage">
            <text:p>106.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30.2" calcext:value-type="float">
            <text:p>230.2</text:p>
          </table:table-cell>
          <table:table-cell office:value-type="float" office:value="1750.2" calcext:value-type="float">
            <text:p>1750.2</text:p>
          </table:table-cell>
          <table:table-cell table:formula="of:=([.$F$3]/[.$D$3])*[.D12]" office:value-type="percentage" office:value="1.02596100278552" calcext:value-type="percentage">
            <text:p>102.6%</text:p>
          </table:table-cell>
          <table:table-cell table:formula="of:=([.$G$3]/[.$E$3])*[.E12]" office:value-type="percentage" office:value="0.0166380683033486" calcext:value-type="percentage">
            <text:p>1.7%</text:p>
          </table:table-cell>
          <table:table-cell table:formula="of:=SUM([.F12:.G12])" office:value-type="percentage" office:value="1.04259907108886" calcext:value-type="percentage">
            <text:p>104.3%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5:54:18.257555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i Singh</meta:initial-creator>
    <meta:creation-date>2017-09-28T09:53:21.080856546</meta:creation-date>
    <dc:date>2017-09-28T15:56:29.581670979</dc:date>
    <dc:creator>Dhi Singh</dc:creator>
    <meta:editing-duration>PT28M8S</meta:editing-duration>
    <meta:editing-cycles>4</meta:editing-cycles>
    <meta:generator>LibreOffice/5.1.6.2$Linux_X86_64 LibreOffice_project/10m0$Build-2</meta:generator>
    <meta:document-statistic meta:table-count="1" meta:cell-count="90" meta:object-count="0"/>
  </office:meta>
</office:document-meta>
</file>